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56" table:default-cell-style-name="ce1"/>
        <table:table-row table:style-name="ro1">
          <table:table-cell office:value-type="string">
            <text:p>Versuch</text:p>
          </table:table-cell>
          <table:table-cell office:value-type="string">
            <text:p>Tutor</text:p>
          </table:table-cell>
          <table:table-cell office:value-type="string">
            <text:p>durchgeführt</text:p>
          </table:table-cell>
          <table:table-cell office:value-type="string">
            <text:p>ausgewertet</text:p>
          </table:table-cell>
          <table:table-cell table:style-name="ce2" office:value-type="string" table:number-columns-spanned="3" table:number-rows-spanned="1">
            <text:p>Benotung</text:p>
          </table:table-cell>
          <table:covered-table-cell table:number-columns-repeated="2"/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vorbereitung</text:p>
          </table:table-cell>
          <table:table-cell office:value-type="string">
            <text:p>durchfürung</text:p>
          </table:table-cell>
          <table:table-cell office:value-type="string">
            <text:p>Protokoll</text:p>
          </table:table-cell>
          <table:table-cell table:number-columns-repeated="249"/>
        </table:table-row>
        <table:table-row table:style-name="ro1">
          <table:table-cell office:value-type="string">
            <text:p>Ringlaser</text:p>
          </table:table-cell>
          <table:table-cell office:value-type="string">
            <text:p>Portell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Ultraschall</text:p>
          </table:table-cell>
          <table:table-cell office:value-type="string">
            <text:p>Müll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Hanle</text:p>
          </table:table-cell>
          <table:table-cell office:value-type="string">
            <text:p>Dvora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LHWZ</text:p>
          </table:table-cell>
          <table:table-cell office:value-type="string">
            <text:p>Ludw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SQUID</text:p>
          </table:table-cell>
          <table:table-cell office:value-type="string">
            <text:p>Köhli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FarPock</text:p>
          </table:table-cell>
          <table:table-cell office:value-type="string">
            <text:p>Wilboi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Halbleiter</text:p>
          </table:table-cell>
          <table:table-cell office:value-type="string">
            <text:p>Wiik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string">
            <text:p>Kernspin</text:p>
          </table:table-cell>
          <table:table-cell office:value-type="string">
            <text:p>Thoma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string">
            <text:p>Ratertunnel</text:p>
          </table:table-cell>
          <table:table-cell office:value-type="string">
            <text:p>Fehling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22:4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1-30T22:35:42</meta:creation-date>
    <dc:creator>paule</dc:creator>
    <dc:date>2009-11-30T22:40:23</dc:date>
    <meta:editing-cycles>1</meta:editing-cycles>
    <meta:editing-duration>PT4M44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